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564b"/>
    </style:style>
    <style:style style:name="P2" style:family="paragraph" style:parent-style-name="Heading_20_3">
      <style:paragraph-properties fo:text-align="center" style:justify-single-word="false"/>
      <style:text-properties fo:language="ru" fo:country="RU" officeooo:paragraph-rsid="0023d538"/>
    </style:style>
    <style:style style:name="P3" style:family="paragraph" style:parent-style-name="Standard">
      <style:text-properties fo:language="ru" fo:country="RU" officeooo:paragraph-rsid="001c564b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Text_20_body">
      <style:text-properties fo:language="ru" fo:country="RU" fo:font-weight="bold" officeooo:paragraph-rsid="001e3349" style:font-weight-asian="bold" style:font-weight-complex="bold"/>
    </style:style>
    <style:style style:name="P6" style:family="paragraph" style:parent-style-name="Text_20_body">
      <style:text-properties fo:language="ru" fo:country="RU" officeooo:paragraph-rsid="001e3349"/>
    </style:style>
    <style:style style:name="P7" style:family="paragraph" style:parent-style-name="Text_20_body">
      <style:text-properties fo:language="ru" fo:country="RU" officeooo:paragraph-rsid="001fc4c3"/>
    </style:style>
    <style:style style:name="P8" style:family="paragraph" style:parent-style-name="Text_20_body">
      <style:text-properties fo:language="ru" fo:country="RU" officeooo:paragraph-rsid="0021c0d2"/>
    </style:style>
    <style:style style:name="P9" style:family="paragraph" style:parent-style-name="Text_20_body">
      <style:text-properties fo:language="ru" fo:country="RU" officeooo:paragraph-rsid="0022f50a"/>
    </style:style>
    <style:style style:name="P10" style:family="paragraph" style:parent-style-name="Heading_20_3">
      <style:paragraph-properties fo:text-align="justify" style:justify-single-word="false"/>
      <style:text-properties fo:font-size="16pt" fo:language="ru" fo:country="RU" fo:font-weight="bold" officeooo:rsid="001c564b" officeooo:paragraph-rsid="0024622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language="ru" fo:country="RU" fo:font-weight="bold" officeooo:rsid="001c564b" officeooo:paragraph-rsid="001c564b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language="ru" fo:country="RU" fo:font-weight="bold" officeooo:rsid="001c564b" officeooo:paragraph-rsid="0024622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6pt" fo:language="ru" fo:country="RU" fo:font-weight="bold" officeooo:rsid="001c564b" officeooo:paragraph-rsid="0024622d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paragraph-rsid="001c564b"/>
    </style:style>
    <style:style style:name="P15" style:family="paragraph" style:parent-style-name="Standard" style:list-style-name="L1">
      <style:text-properties fo:language="ru" fo:country="RU" officeooo:paragraph-rsid="001c0222"/>
    </style:style>
    <style:style style:name="P16" style:family="paragraph" style:parent-style-name="Text_20_body" style:list-style-name="L2">
      <style:text-properties fo:language="ru" fo:country="RU" officeooo:paragraph-rsid="001e3349"/>
    </style:style>
    <style:style style:name="P17" style:family="paragraph" style:parent-style-name="Text_20_body" style:list-style-name="L2">
      <style:text-properties fo:language="ru" fo:country="RU" officeooo:paragraph-rsid="001fc4c3"/>
    </style:style>
    <style:style style:name="P18" style:family="paragraph" style:parent-style-name="Text_20_body" style:list-style-name="L2">
      <style:text-properties fo:language="ru" fo:country="RU" officeooo:paragraph-rsid="0021272d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T1" style:family="text">
      <style:text-properties officeooo:rsid="001e33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officeooo:rsid="001c564b" style:font-weight-asian="bold" style:font-weight-complex="bold"/>
    </style:style>
    <style:style style:name="T5" style:family="text">
      <style:text-properties fo:language="ru" fo:country="RU" officeooo:rsid="001c564b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24622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Общая часть — <text:span text:style-name="T7">V2.0</text:span></text:p>
      <text:p text:style-name="P12"/>
      <text:h text:style-name="P10" text:outline-level="3"><text:span text:style-name="Strong_20_Emphasis">Интерфейс мобильного приложения для кибер-имплантов и переноса сознания (3077 год)</text:span></text:h>
      <text:p text:style-name="Text_20_body"><text:span text:style-name="Strong_20_Emphasis">Целевая аудитория:</text:span> Все возрастные группы, включая пожилых, инвалидов, трансгуманистов и киберэнтузиастов.<text:line-break/><text:span text:style-name="Strong_20_Emphasis">Основная задача:</text:span> Сочетание медицинской надежности, футуристических технологий и доступности для глобальной аудитории.</text:p>
      <text:p text:style-name="Horizontal_20_Line"/>
      <text:h text:style-name="Heading_20_4" text:outline-level="4"><text:span text:style-name="Strong_20_Emphasis">Ключевые изменения и дополнения</text:span></text:h>
      <text:list text:style-name="L9">
        <text:list-item>
          <text:p text:style-name="P25"><text:span text:style-name="Strong_20_Emphasis">Футуристические технологии:</text:span></text:p>
          <text:list>
            <text:list-item>
              <text:p text:style-name="P25">AR/3D-примерка имплантов и тел с нейроинтерфейсом.</text:p>
            </text:list-item>
            <text:list-item>
              <text:p text:style-name="P25">Блокчейн для шифрования данных сознания и транзакций.</text:p>
            </text:list-item>
            <text:list-item>
              <text:p text:style-name="P25">Криптоплатежи (BTC, ETH, токены компании).</text:p>
            </text:list-item>
            <text:list-item>
              <text:p text:style-name="P25">Симулятор сознания в новом носителе.</text:p>
            </text:list-item>
          </text:list>
        </text:list-item>
        <text:list-item>
          <text:p text:style-name="P25"><text:span text:style-name="Strong_20_Emphasis">Юридические и этические аспекты:</text:span></text:p>
          <text:list>
            <text:list-item>
              <text:p text:style-name="P25">Раздел с консультациями по правам цифрового сознания.</text:p>
            </text:list-item>
            <text:list-item>
              <text:p text:style-name="P25">Цифровое соглашение на перенос сознания с блокчейн-подписью.</text:p>
            </text:list-item>
          </text:list>
        </text:list-item>
        <text:list-item>
          <text:p text:style-name="P25"><text:span text:style-name="Strong_20_Emphasis">Геймификация и комьюнити:</text:span></text:p>
          <text:list>
            <text:list-item>
              <text:p text:style-name="P25">Бейджи за освоение имплантов, квесты для новичков.</text:p>
            </text:list-item>
            <text:list-item>
              <text:p text:style-name="P25">Социальная сеть с группами по интересам («Киберспортсмены», «Трансценденты»).</text:p>
            </text:list-item>
          </text:list>
        </text:list-item>
        <text:list-item>
          <text:p text:style-name="P25"><text:span text:style-name="Strong_20_Emphasis">Персонализация и инклюзивность:</text:span></text:p>
          <text:list>
            <text:list-item>
              <text:p text:style-name="P25">Адаптивный интерфейс: упрощенный для новичков, расширенный для продвинутых.</text:p>
            </text:list-item>
            <text:list-item>
              <text:p text:style-name="P25">Мультиязычность + культурные адаптации (например, аниме-стили для азиатского рынка).</text:p>
            </text:list-item>
          </text:list>
        </text:list-item>
      </text:list>
      <text:p text:style-name="Horizontal_20_Line"/>
      <text:h text:style-name="Heading_20_3" text:outline-level="3"><text:span text:style-name="Strong_20_Emphasis">Список страниц и их структура</text:span></text:h>
      <text:p text:style-name="Horizontal_20_Line"/>
      <text:h text:style-name="Heading_20_4" text:outline-level="4"><text:span text:style-name="Strong_20_Emphasis">1. Главная страница / Onboarding</text:span></text:h>
      <text:p text:style-name="Text_20_body"><text:span text:style-name="Strong_20_Emphasis">Цель:</text:span> Персонализированный старт с учетом уровня подготовки.<text:line-break/><text:span text:style-name="Strong_20_Emphasis">Элементы:</text:span></text:p>
      <text:list text:style-name="L10">
        <text:list-item>
          <text:p text:style-name="P26"><text:span text:style-name="Strong_20_Emphasis">Режимы:</text:span></text:p>
          <text:list>
            <text:list-item>
              <text:p text:style-name="P26"><text:soft-page-break/>«Новичок»: голосовой ассистент + пошаговый гид.</text:p>
            </text:list-item>
            <text:list-item>
              <text:p text:style-name="P26">«Продвинутый»: прямой доступ к AR-каталогу и нейронастройкам.</text:p>
            </text:list-item>
          </text:list>
        </text:list-item>
        <text:list-item>
          <text:p text:style-name="P26"><text:span text:style-name="Strong_20_Emphasis">Быстрые действия:</text:span></text:p>
          <text:list>
            <text:list-item>
              <text:p text:style-name="P26">Кнопки: «Выбрать имплант», «Перенести сознание», «Сообщество».</text:p>
            </text:list-item>
            <text:list-item>
              <text:p text:style-name="P26">Баннер: «Акция! Скидка 30% на резервную копию сознания».</text:p>
            </text:list-item>
          </text:list>
        </text:list-item>
        <text:list-item>
          <text:p text:style-name="P26"><text:span text:style-name="Strong_20_Emphasis">Безопасность:</text:span></text:p>
          <text:list>
            <text:list-item>
              <text:p text:style-name="P26">Двухфакторная аутентификация (биометрия + нейроимпульс).</text:p>
            </text:list-item>
          </text:list>
        </text:list-item>
      </text:list>
      <text:p text:style-name="Text_20_body"><text:span text:style-name="Strong_20_Emphasis">Переходы:</text:span></text:p>
      <text:list text:style-name="L11">
        <text:list-item>
          <text:p text:style-name="P27">«Выбрать имплант» → <text:span text:style-name="Strong_20_Emphasis">Каталог имплантов</text:span>.</text:p>
        </text:list-item>
        <text:list-item>
          <text:p text:style-name="P27">«Перенести сознание» → <text:span text:style-name="Strong_20_Emphasis">Симулятор носителя</text:span>.</text:p>
        </text:list-item>
      </text:list>
      <text:p text:style-name="Horizontal_20_Line"/>
      <text:h text:style-name="Heading_20_4" text:outline-level="4"><text:span text:style-name="Strong_20_Emphasis">2. Каталог кибер-имплантов</text:span></text:h>
      <text:p text:style-name="Text_20_body"><text:span text:style-name="Strong_20_Emphasis">Цель:</text:span> Выбор и настройка имплантов с AR-примеркой.<text:line-break/><text:span text:style-name="Strong_20_Emphasis">Элементы:</text:span></text:p>
      <text:list text:style-name="L12">
        <text:list-item>
          <text:p text:style-name="P28"><text:span text:style-name="Strong_20_Emphasis">AR-интерфейс:</text:span></text:p>
          <text:list>
            <text:list-item>
              <text:p text:style-name="P28">Сканирование тела → проекция импланта в реальном времени.</text:p>
            </text:list-item>
            <text:list-item>
              <text:p text:style-name="P28">Режим «Тест-драйв»: имитация функций (например, сила бионической руки).</text:p>
            </text:list-item>
          </text:list>
        </text:list-item>
        <text:list-item>
          <text:p text:style-name="P28"><text:span text:style-name="Strong_20_Emphasis">Фильтры:</text:span></text:p>
          <text:list>
            <text:list-item>
              <text:p text:style-name="P28">По типу (органы, конечности, сенсоры).</text:p>
            </text:list-item>
            <text:list-item>
              <text:p text:style-name="P28">По совместимости с EHR (автопроверка медицинских данных).</text:p>
            </text:list-item>
          </text:list>
        </text:list-item>
        <text:list-item>
          <text:p text:style-name="P28"><text:span text:style-name="Strong_20_Emphasis">Криптомаркетплейс:</text:span></text:p>
          <text:list>
            <text:list-item>
              <text:p text:style-name="P28">Покупка/аренда имплантов.</text:p>
            </text:list-item>
            <text:list-item>
              <text:p text:style-name="P28">NFT-коллекции дизайнов (например, «Киберготика»).</text:p>
            </text:list-item>
          </text:list>
        </text:list-item>
      </text:list>
      <text:p text:style-name="Text_20_body"><text:span text:style-name="Strong_20_Emphasis">Дополнительно:</text:span></text:p>
      <text:list text:style-name="L13">
        <text:list-item>
          <text:p text:style-name="P29">Кнопка «Совет ИИ-доктора» → рекомендации на основе EHR.</text:p>
        </text:list-item>
      </text:list>
      <text:p text:style-name="Horizontal_20_Line"/>
      <text:h text:style-name="Heading_20_4" text:outline-level="4"><text:span text:style-name="Strong_20_Emphasis">3. Карточка кибер-импланта</text:span></text:h>
      <text:p text:style-name="Text_20_body"><text:span text:style-name="Strong_20_Emphasis">Цель:</text:span> Детализация и персонализация.<text:line-break/><text:span text:style-name="Strong_20_Emphasis">Элементы:</text:span></text:p>
      <text:list text:style-name="L14">
        <text:list-item>
          <text:p text:style-name="P30"><text:span text:style-name="Strong_20_Emphasis">3D-модель:</text:span> Вращение, зум, слои (материалы, схемы подключения).</text:p>
        </text:list-item>
        <text:list-item>
          <text:p text:style-name="P30"><text:span text:style-name="Strong_20_Emphasis">Нейронастройки:</text:span></text:p>
          <text:list>
            <text:list-item>
              <text:p text:style-name="P30">Калибровка чувствительности через нейроинтерфейс.</text:p>
            </text:list-item>
            <text:list-item>
              <text:p text:style-name="P30"><text:soft-page-break/>Симулятор управления («подними виртуальный куб»).</text:p>
            </text:list-item>
          </text:list>
        </text:list-item>
        <text:list-item>
          <text:p text:style-name="P30"><text:span text:style-name="Strong_20_Emphasis">Блокчейн-гарантия:</text:span></text:p>
          <text:list>
            <text:list-item>
              <text:p text:style-name="P30">История импланта (производитель, дата создания, сертификаты).</text:p>
            </text:list-item>
            <text:list-item>
              <text:p text:style-name="P30">Кнопка «Проверить подлинность».</text:p>
            </text:list-item>
          </text:list>
        </text:list-item>
      </text:list>
      <text:p text:style-name="Text_20_body"><text:span text:style-name="Strong_20_Emphasis">Переходы:</text:span></text:p>
      <text:list text:style-name="L15">
        <text:list-item>
          <text:p text:style-name="P31">«Добавить в корзину» → <text:span text:style-name="Strong_20_Emphasis">Корзина с апгрейдами</text:span>.</text:p>
        </text:list-item>
      </text:list>
      <text:p text:style-name="Horizontal_20_Line"/>
      <text:h text:style-name="Heading_20_4" text:outline-level="4"><text:span text:style-name="Strong_20_Emphasis">4. Симулятор носителя</text:span></text:h>
      <text:p text:style-name="Text_20_body"><text:span text:style-name="Strong_20_Emphasis">Цель:</text:span> Тест-драйв нового тела перед переносом сознания.<text:line-break/><text:span text:style-name="Strong_20_Emphasis">Элементы:</text:span></text:p>
      <text:list text:style-name="L16">
        <text:list-item>
          <text:p text:style-name="P32"><text:span text:style-name="Strong_20_Emphasis">VR-среда:</text:span></text:p>
          <text:list>
            <text:list-item>
              <text:p text:style-name="P32">Выбор параметров: пол, возраст, физические способности, стиль (аниме, робот, классика).</text:p>
            </text:list-item>
            <text:list-item>
              <text:p text:style-name="P32">Симуляция движений (бег, прыжки, полет).</text:p>
            </text:list-item>
          </text:list>
        </text:list-item>
        <text:list-item>
          <text:p text:style-name="P32"><text:span text:style-name="Strong_20_Emphasis">Сравнение с текущим телом:</text:span></text:p>
          <text:list>
            <text:list-item>
              <text:p text:style-name="P32">Графики: выносливость, скорость, совместимость с сознанием.</text:p>
            </text:list-item>
          </text:list>
        </text:list-item>
        <text:list-item>
          <text:p text:style-name="P32"><text:span text:style-name="Strong_20_Emphasis">Юридический раздел:</text:span></text:p>
          <text:list>
            <text:list-item>
              <text:p text:style-name="P32">Договор переноса сознания с блокчейн-подписью.</text:p>
            </text:list-item>
            <text:list-item>
              <text:p text:style-name="P32">FAQ: «Кто владеет правами на ваше цифровое «я»?».</text:p>
            </text:list-item>
          </text:list>
        </text:list-item>
      </text:list>
      <text:p text:style-name="Text_20_body"><text:span text:style-name="Strong_20_Emphasis">Дополнительно:</text:span></text:p>
      <text:list text:style-name="L17">
        <text:list-item>
          <text:p text:style-name="P33">Кнопка «Резервная копия» → <text:span text:style-name="Strong_20_Emphasis">Репозиторий сознания</text:span>.</text:p>
        </text:list-item>
      </text:list>
      <text:p text:style-name="Horizontal_20_Line"/>
      <text:h text:style-name="Heading_20_4" text:outline-level="4"><text:span text:style-name="Strong_20_Emphasis">5. Корзина / Криптооплата</text:span></text:h>
      <text:p text:style-name="Text_20_body"><text:span text:style-name="Strong_20_Emphasis">Цель:</text:span> Безопасное оформление заказа.<text:line-break/><text:span text:style-name="Strong_20_Emphasis">Элементы:</text:span></text:p>
      <text:list text:style-name="L18">
        <text:list-item>
          <text:p text:style-name="P34"><text:span text:style-name="Strong_20_Emphasis">Список:</text:span></text:p>
          <text:list>
            <text:list-item>
              <text:p text:style-name="P34">Импланты, тела, резервные копии сознания.</text:p>
            </text:list-item>
            <text:list-item>
              <text:p text:style-name="P34">Опция «Добавить страховку от сбоев».</text:p>
            </text:list-item>
          </text:list>
        </text:list-item>
        <text:list-item>
          <text:p text:style-name="P34"><text:span text:style-name="Strong_20_Emphasis">Оплата:</text:span></text:p>
          <text:list>
            <text:list-item>
              <text:p text:style-name="P34">Выбор валюты: BTC, ETH, токены компании.</text:p>
            </text:list-item>
            <text:list-item>
              <text:p text:style-name="P34">NFT-скидки для постоянных клиентов.</text:p>
            </text:list-item>
          </text:list>
        </text:list-item>
        <text:list-item>
          <text:p text:style-name="P34"><text:span text:style-name="Strong_20_Emphasis">Безопасность:</text:span></text:p>
          <text:list>
            <text:list-item>
              <text:p text:style-name="P34">Подтверждение транзакции через нейроимпульс.</text:p>
            </text:list-item>
          </text:list>
        </text:list-item>
      </text:list>
      <text:p text:style-name="Text_20_body"><text:soft-page-break/><text:span text:style-name="Strong_20_Emphasis">Переходы:</text:span></text:p>
      <text:list text:style-name="L19">
        <text:list-item>
          <text:p text:style-name="P35">Успешная оплата → <text:span text:style-name="Strong_20_Emphasis">Трекинг заказа + доступ к сообществу</text:span>.</text:p>
        </text:list-item>
      </text:list>
      <text:p text:style-name="Horizontal_20_Line"/>
      <text:h text:style-name="Heading_20_4" text:outline-level="4"><text:span text:style-name="Strong_20_Emphasis">6. Сообщество / Социальная сеть</text:span></text:h>
      <text:p text:style-name="Text_20_body"><text:span text:style-name="Strong_20_Emphasis">Цель:</text:span> Обмен опытом и поддержка.<text:line-break/><text:span text:style-name="Strong_20_Emphasis">Элементы:</text:span></text:p>
      <text:list text:style-name="L20">
        <text:list-item>
          <text:p text:style-name="P36"><text:span text:style-name="Strong_20_Emphasis">Группы:</text:span></text:p>
          <text:list>
            <text:list-item>
              <text:p text:style-name="P36">«Трансгуманисты»: обсуждение этики переноса сознания.</text:p>
            </text:list-item>
            <text:list-item>
              <text:p text:style-name="P36">«Киберспортсмены»: соревнования по управлению имплантами.</text:p>
            </text:list-item>
          </text:list>
        </text:list-item>
        <text:list-item>
          <text:p text:style-name="P36"><text:span text:style-name="Strong_20_Emphasis">Геймификация:</text:span></text:p>
          <text:list>
            <text:list-item>
              <text:p text:style-name="P36">Бейджи: «Пионер нейроинтерфейса», «Цифровой бессмертный».</text:p>
            </text:list-item>
            <text:list-item>
              <text:p text:style-name="P36">Рейтинговая система за активность.</text:p>
            </text:list-item>
          </text:list>
        </text:list-item>
        <text:list-item>
          <text:p text:style-name="P36"><text:span text:style-name="Strong_20_Emphasis">Live-трансляции:</text:span></text:p>
          <text:list>
            <text:list-item>
              <text:p text:style-name="P36">Операции по установке имплантов, интервью с киберхирургами.</text:p>
            </text:list-item>
          </text:list>
        </text:list-item>
      </text:list>
      <text:p text:style-name="Horizontal_20_Line"/>
      <text:h text:style-name="Heading_20_4" text:outline-level="4"><text:span text:style-name="Strong_20_Emphasis">7. Репозиторий сознания</text:span></text:h>
      <text:p text:style-name="Text_20_body"><text:span text:style-name="Strong_20_Emphasis">Цель:</text:span> Управление резервными копиями.<text:line-break/><text:span text:style-name="Strong_20_Emphasis">Элементы:</text:span></text:p>
      <text:list text:style-name="L21">
        <text:list-item>
          <text:p text:style-name="P37"><text:span text:style-name="Strong_20_Emphasis">Хранилище:</text:span></text:p>
          <text:list>
            <text:list-item>
              <text:p text:style-name="P37">Список версий сознания с датами и метками (например, «Версия 3.1 — до апгрейда»).</text:p>
            </text:list-item>
            <text:list-item>
              <text:p text:style-name="P37">Кнопка «Восстановить из резерва».</text:p>
            </text:list-item>
          </text:list>
        </text:list-item>
        <text:list-item>
          <text:p text:style-name="P37"><text:span text:style-name="Strong_20_Emphasis">Безопасность:</text:span></text:p>
          <text:list>
            <text:list-item>
              <text:p text:style-name="P37">Многоуровневое шифрование + геораспределенные серверы.</text:p>
            </text:list-item>
            <text:list-item>
              <text:p text:style-name="P37">Еженедельные аудиты через смарт-контракты.</text:p>
            </text:list-item>
          </text:list>
        </text:list-item>
      </text:list>
      <text:p text:style-name="P13"/>
      <text:p text:style-name="P11">Общая часть — <text:span text:style-name="T7">V1.0</text:span></text:p>
      <text:p text:style-name="P1"/>
      <text:p text:style-name="P1"><text:span text:style-name="T4">Компании</text:span><text:span text:style-name="T5">: </text:span><text:a xlink:type="simple" xlink:href="https://openbionics.com/" text:style-name="Internet_20_link" text:visited-style-name="Visited_20_Internet_20_Link"><text:span text:style-name="T3">Open Bionics</text:span></text:a><text:span text:style-name="T3">, </text:span><text:a xlink:type="simple" xlink:href="https://www.cochlear.com/au/en/home" text:style-name="Internet_20_link" text:visited-style-name="Visited_20_Internet_20_Link"><text:span text:style-name="T3">Cochlear</text:span></text:a><text:span text:style-name="T3">, </text:span><text:a xlink:type="simple" xlink:href="https://europe.medtronic.com/xd-en/index.html" text:style-name="Internet_20_link" text:visited-style-name="Visited_20_Internet_20_Link"><text:span text:style-name="T3">Medtronic</text:span></text:a><text:span text:style-name="T3">, </text:span><text:a xlink:type="simple" xlink:href="https://www.ossur.com/global" text:style-name="Internet_20_link" text:visited-style-name="Visited_20_Internet_20_Link"><text:span text:style-name="T3">Ossur</text:span></text:a><text:span text:style-name="T3">.</text:span></text:p>
      <text:p text:style-name="P3"/>
      <text:p text:style-name="P3"><text:span text:style-name="T2">Делают упор</text:span> на медицинскую информацию, образовательный контент, демонстрацию продуктов.</text:p>
      <text:p text:style-name="P3"/>
      <text:p text:style-name="P3"><text:span text:style-name="T2">Целевые действия</text:span> включают:</text:p>
      <text:list text:style-name="L1">
        <text:list-item>
          <text:p text:style-name="P15">запись на консультацию;</text:p>
        </text:list-item>
        <text:list-item>
          <text:p text:style-name="P15">заказ продукции;</text:p>
        </text:list-item>
        <text:list-item>
          <text:p text:style-name="P15">поддержку клиентов;</text:p>
        </text:list-item>
      </text:list>
      <text:p text:style-name="P4"/>
      <text:p text:style-name="P4"><text:span text:style-name="T2">Используют</text:span> 3D-визуализацию имплантов, видео с отзывами пациентов, подробные спецификации. Важно, чтобы интерфейс был доступным и понятным для людей с разными уровнями технической подготовки и возможностями <text:span text:style-name="T1">(не-).</text:span></text:p>
      <text:p text:style-name="P4"/>
      <text:p text:style-name="P5">Список идей:</text:p>
      <text:list text:style-name="L2">
        <text:list-item>
          <text:p text:style-name="P16">интеграция AR для предпросмотра имплантов;</text:p>
        </text:list-item>
        <text:list-item>
          <text:p text:style-name="P16">персонализированные рекомендации;</text:p>
        </text:list-item>
        <text:list-item>
          <text:p text:style-name="P16">безопасность данных - речь идет о переносе сознания;</text:p>
        </text:list-item>
        <text:list-item>
          <text:p text:style-name="P17">симулятор сознания в новом носителе;</text:p>
        </text:list-item>
        <text:list-item>
          <text:p text:style-name="P17">интеграция с нейроинтерфейсами;</text:p>
        </text:list-item>
        <text:list-item>
          <text:p text:style-name="P17">сообщество пользователей для обмена опытом;</text:p>
        </text:list-item>
        <text:list-item>
          <text:p text:style-name="P17">блокчейн для безопасного хранения данных сознания; </text:p>
        </text:list-item>
        <text:list-item>
          <text:p text:style-name="P17">криптовалюта для покупки услуг;</text:p>
        </text:list-item>
        <text:list-item>
          <text:p text:style-name="P17">важно учесть юридические и этические аспекты, особенно при работе с переносом сознания:</text:p>
        </text:list-item>
        <text:list-item>
          <text:p text:style-name="P18">добавить раздел с образовательными материалами о кибер-имплантах, чтобы информировать пользователей;</text:p>
        </text:list-item>
        <text:list-item>
          <text:p text:style-name="P18">геймификация - достижения за использование определенных функций или уровни адаптации к новому телу;</text:p>
        </text:list-item>
      </text:list>
      <text:p text:style-name="P7"/>
      <text:p text:style-name="P8"><text:span text:style-name="T2">Ключевые элементы интерфейса:</text:span> </text:p>
      <text:p text:style-name="P8">простота навигации, интуитивность, доступность, безопасность, персонализация. Возможно, стоит предусмотреть разные профили пользователей: для новичков и продвинутых, с разными уровнями кастомизации.</text:p>
      <text:p text:style-name="P9">Мультиязычность и адаптация под разные культуры <text:s/>компания планирует выход на международный рынок. Техническая поддержка через приложение, включая удалённую диагностику имплантов.</text:p>
      <text:h text:style-name="P2" text:outline-level="3"><text:soft-page-break/><text:span text:style-name="Strong_20_Emphasis"><text:span text:style-name="T6">Интерфейс мобильного приложения</text:span></text:span></text:h>
      <text:h text:style-name="P2" text:outline-level="3"><text:span text:style-name="Strong_20_Emphasis"><text:span text:style-name="T6">для кибер-имплантов и переноса сознания</text:span></text:span></text:h>
      <text:p text:style-name="Horizontal_20_Line"/>
      <text:h text:style-name="Heading_20_4" text:outline-level="4"><text:span text:style-name="Strong_20_Emphasis">1. Ресерч существующих решений (имплантация, протезирование):</text:span></text:h>
      <text:p text:style-name="Text_20_body"><text:span text:style-name="Strong_20_Emphasis">Примеры компаний и их подходы:</text:span></text:p>
      <text:list text:style-name="L3">
        <text:list-item>
          <text:p text:style-name="P19"><text:span text:style-name="Strong_20_Emphasis">Open Bionics</text:span>:</text:p>
          <text:list>
            <text:list-item>
              <text:p text:style-name="P19">3D-визуализация протезов, геймификация (Hero Arm для детей), интеграция с мобильными приложениями для настройки.</text:p>
            </text:list-item>
            <text:list-item>
              <text:p text:style-name="P19">Акцент на эмоциональной связи: дизайн протезов в стиле супергероев.</text:p>
            </text:list-item>
            <text:list-item>
              <text:p text:style-name="P19">Целевые действия: заказ, настройка, обучение использованию.</text:p>
            </text:list-item>
          </text:list>
        </text:list-item>
        <text:list-item>
          <text:p text:style-name="P19"><text:span text:style-name="Strong_20_Emphasis">Cochlear</text:span> (слуховые импланты):</text:p>
          <text:list>
            <text:list-item>
              <text:p text:style-name="P19">Приложение для управления устройством (громкость, режимы), телеметрия, обновления ПО.</text:p>
            </text:list-item>
            <text:list-item>
              <text:p text:style-name="P19">Образовательные видео и чат с поддержкой.</text:p>
            </text:list-item>
          </text:list>
        </text:list-item>
        <text:list-item>
          <text:p text:style-name="P19"><text:span text:style-name="Strong_20_Emphasis">Ossur</text:span> (бионические протезы):</text:p>
          <text:list>
            <text:list-item>
              <text:p text:style-name="P19">Персонализированные тренировки через приложение, трекинг активности.</text:p>
            </text:list-item>
            <text:list-item>
              <text:p text:style-name="P19">Сообщество пользователей для обмена опытом.</text:p>
            </text:list-item>
          </text:list>
        </text:list-item>
        <text:list-item>
          <text:p text:style-name="P19"><text:span text:style-name="Strong_20_Emphasis">Medtronic</text:span> (нейроимпланты):</text:p>
          <text:list>
            <text:list-item>
              <text:p text:style-name="P19">Медицинские данные в реальном времени, интеграция с EHR (электронными медкартами).</text:p>
            </text:list-item>
          </text:list>
        </text:list-item>
      </text:list>
      <text:p text:style-name="Text_20_body"><text:span text:style-name="Strong_20_Emphasis">Идеи из ресерча:</text:span></text:p>
      <text:list text:style-name="L4">
        <text:list-item>
          <text:p text:style-name="P20"><text:span text:style-name="Strong_20_Emphasis">3D/AR-предпросмотр имплантов</text:span> на теле пользователя.</text:p>
        </text:list-item>
        <text:list-item>
          <text:p text:style-name="P20"><text:span text:style-name="Strong_20_Emphasis">Телемедицина</text:span>: консультации с хирургами через приложение.</text:p>
        </text:list-item>
        <text:list-item>
          <text:p text:style-name="P20"><text:span text:style-name="Strong_20_Emphasis">Управление устройствами</text:span>: кастомизация функций (чувствительность, режимы).</text:p>
        </text:list-item>
        <text:list-item>
          <text:p text:style-name="P20"><text:span text:style-name="Strong_20_Emphasis">Трекинг здоровья</text:span>: мониторинг совместимости импланта с организмом.</text:p>
        </text:list-item>
        <text:list-item>
          <text:p text:style-name="P20"><text:span text:style-name="Strong_20_Emphasis">База знаний</text:span>: статьи, видеоинструкции, FAQ по уходу за имплантами.</text:p>
        </text:list-item>
        <text:list-item>
          <text:p text:style-name="P20"><text:span text:style-name="Strong_20_Emphasis">Чат-бот поддержки</text:span> с ИИ для экстренных случаев (например, сбои импланта).</text:p>
        </text:list-item>
        <text:list-item>
          <text:p text:style-name="P20"><text:span text:style-name="Strong_20_Emphasis">Интеграция с медкартами</text:span> для автоматической передачи данных врачам.</text:p>
        </text:list-item>
      </text:list>
      <text:p text:style-name="Horizontal_20_Line"/>
      <text:h text:style-name="Heading_20_4" text:outline-level="4"><text:span text:style-name="Strong_20_Emphasis">2. Собственные инновационные идеи:</text:span></text:h>
      <text:p text:style-name="Text_20_body"><text:span text:style-name="Strong_20_Emphasis">Для кибер-имплантов:</text:span></text:p>
      <text:list text:style-name="L5">
        <text:list-item>
          <text:p text:style-name="P21"><text:span text:style-name="Strong_20_Emphasis">Нейроинтеграция</text:span>:</text:p>
          <text:list>
            <text:list-item>
              <text:p text:style-name="P21"><text:soft-page-break/>Интерфейс для управления имплантами силой мысли (через нейродатчики).</text:p>
            </text:list-item>
            <text:list-item>
              <text:p text:style-name="P21">Тренировочные симуляторы для адаптации к новым функциям.</text:p>
            </text:list-item>
          </text:list>
        </text:list-item>
        <text:list-item>
          <text:p text:style-name="P21"><text:span text:style-name="Strong_20_Emphasis">Цифровой двойник</text:span>:</text:p>
          <text:list>
            <text:list-item>
              <text:p text:style-name="P21">Виртуальная модель тела с имплантами для тестирования настроек.</text:p>
            </text:list-item>
          </text:list>
        </text:list-item>
        <text:list-item>
          <text:p text:style-name="P21"><text:span text:style-name="Strong_20_Emphasis">Криптозащита данных</text:span>:</text:p>
          <text:list>
            <text:list-item>
              <text:p text:style-name="P21">Блокчейн для шифрования данных сознания и медицинских записей.</text:p>
            </text:list-item>
          </text:list>
        </text:list-item>
        <text:list-item>
          <text:p text:style-name="P21"><text:span text:style-name="Strong_20_Emphasis">Маркетплейс имплантов</text:span>:</text:p>
          <text:list>
            <text:list-item>
              <text:p text:style-name="P21">Покупка/аренда имплантов, заказ индивидуального дизайна.</text:p>
            </text:list-item>
          </text:list>
        </text:list-item>
      </text:list>
      <text:p text:style-name="Text_20_body"><text:span text:style-name="Strong_20_Emphasis">Для переноса сознания:</text:span></text:p>
      <text:list text:style-name="L6">
        <text:list-item>
          <text:p text:style-name="P22"><text:span text:style-name="Strong_20_Emphasis">Симулятор носителя</text:span>:</text:p>
          <text:list>
            <text:list-item>
              <text:p text:style-name="P22">Виртуальная среда для "тест-драйва" нового тела (например, выбор физических параметров).</text:p>
            </text:list-item>
          </text:list>
        </text:list-item>
        <text:list-item>
          <text:p text:style-name="P22"><text:span text:style-name="Strong_20_Emphasis">Репозиторий сознания</text:span>:</text:p>
          <text:list>
            <text:list-item>
              <text:p text:style-name="P22">Хранилище резервных копий с возможностью восстановления.</text:p>
            </text:list-item>
          </text:list>
        </text:list-item>
        <text:list-item>
          <text:p text:style-name="P22"><text:span text:style-name="Strong_20_Emphasis">Этика и право</text:span>:</text:p>
          <text:list>
            <text:list-item>
              <text:p text:style-name="P22">Раздел с юридическими консультациями (права цифрового сознания, наследование данных).</text:p>
            </text:list-item>
          </text:list>
        </text:list-item>
        <text:list-item>
          <text:p text:style-name="P22"><text:span text:style-name="Strong_20_Emphasis">Кроссплатформенная синхронизация</text:span>:</text:p>
          <text:list>
            <text:list-item>
              <text:p text:style-name="P22">Перенос сознания между носителями через облако (например, из робота в VR).</text:p>
            </text:list-item>
          </text:list>
        </text:list-item>
      </text:list>
      <text:p text:style-name="Text_20_body"><text:span text:style-name="Strong_20_Emphasis">Общие фичи:</text:span></text:p>
      <text:list text:style-name="L7">
        <text:list-item>
          <text:p text:style-name="P23"><text:span text:style-name="Strong_20_Emphasis">Геймификация</text:span>:</text:p>
          <text:list>
            <text:list-item>
              <text:p text:style-name="P23">Бейджи за освоение функций имплантов, квесты для новых пользователей.</text:p>
            </text:list-item>
          </text:list>
        </text:list-item>
        <text:list-item>
          <text:p text:style-name="P23"><text:span text:style-name="Strong_20_Emphasis">Социальная сеть</text:span>:</text:p>
          <text:list>
            <text:list-item>
              <text:p text:style-name="P23">Сообщества по интересам (например, "Киберспортсмены", "Трансгуманисты").</text:p>
            </text:list-item>
          </text:list>
        </text:list-item>
        <text:list-item>
          <text:p text:style-name="P23"><text:span text:style-name="Strong_20_Emphasis">Криптоплатежи</text:span>:</text:p>
          <text:list>
            <text:list-item>
              <text:p text:style-name="P23">Оплата услуг в токенах компании или BTC/ETH.</text:p>
            </text:list-item>
          </text:list>
        </text:list-item>
        <text:list-item>
          <text:p text:style-name="P23"><text:span text:style-name="Strong_20_Emphasis">Эмоциональный AI</text:span>:</text:p>
          <text:list>
            <text:list-item>
              <text:p text:style-name="P23">Ассистент, адаптирующийся под психологическое состояние пользователя (особенно после переноса сознания)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Рекомендации по интерфейсу:</text:span></text:h>
      <text:list text:style-name="L8">
        <text:list-item>
          <text:p text:style-name="P24"><text:span text:style-name="Strong_20_Emphasis">Персонализация</text:span>:</text:p>
          <text:list>
            <text:list-item>
              <text:p text:style-name="P24"><text:soft-page-break/>Адаптивный интерфейс (для новичков — упрощенный, для продвинутых — расширенные настройки).</text:p>
            </text:list-item>
          </text:list>
        </text:list-item>
        <text:list-item>
          <text:p text:style-name="P24"><text:span text:style-name="Strong_20_Emphasis">Безопасность</text:span>:</text:p>
          <text:list>
            <text:list-item>
              <text:p text:style-name="P24">Биометрия + двухфакторная аутентификация для доступа к критическим функциям.</text:p>
            </text:list-item>
          </text:list>
        </text:list-item>
        <text:list-item>
          <text:p text:style-name="P24"><text:span text:style-name="Strong_20_Emphasis">Инклюзивность</text:span>:</text:p>
          <text:list>
            <text:list-item>
              <text:p text:style-name="P24">Режимы для слабовидящих (голосовое управление, шрифт Брайля).</text:p>
            </text:list-item>
          </text:list>
        </text:list-item>
        <text:list-item>
          <text:p text:style-name="P24"><text:span text:style-name="Strong_20_Emphasis">Минимализм</text:span>:</text:p>
          <text:list>
            <text:list-item>
              <text:p text:style-name="P24">Четкие CTA (например, "Экстренная помощь", "Резервное копирование") на главном экране.</text:p>
            </text:list-item>
          </text:list>
        </text:list-item>
      </text:list>
      <text:p text:style-name="Horizontal_20_Line"/>
      <text:p text:style-name="Text_20_body"><text:span text:style-name="Strong_20_Emphasis">Итог:</text:span> Интерфейс должен сочетать медицинскую надежность (как у Medtronic), инновационный UX (как у Open Bionics) и футуристические фичи, отражающие уникальность переноса сознания. Акцент на безопасности, персонализации и комьюнити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9:20:50.416548040</meta:creation-date>
    <dc:date>2025-03-22T20:49:22.406167554</dc:date>
    <meta:editing-duration>PT44M1S</meta:editing-duration>
    <meta:editing-cycles>11</meta:editing-cycles>
    <meta:generator>LibreOffice/7.5.1.2$MacOSX_X86_64 LibreOffice_project/fcbaee479e84c6cd81291587d2ee68cba099e129</meta:generator>
    <meta:document-statistic meta:table-count="0" meta:image-count="0" meta:object-count="0" meta:page-count="8" meta:paragraph-count="184" meta:word-count="1133" meta:character-count="8739" meta:non-whitespace-character-count="7922"/>
  </office:meta>
</office:document-meta>
</file>